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Monospace1" svg:font-family="Monospace" style:font-pitch="fixed"/>
    <style:font-face style:name="Monospace" svg:font-family="Monospace" style:font-family-generic="roman" style:font-pitch="fixed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sertion BST" table:style-name="ta1">
        <table:shapes>
          <draw:frame draw:z-index="0" draw:style-name="gr1" draw:text-style-name="P1" svg:width="6.2988in" svg:height="3.5429in" svg:x="0.1374in" svg:y="1.3102in">
            <draw:object draw:notify-on-update-of-ranges="'Insertion BST'.A1:'Insertion BST'.A6 'Insertion BST'.B1:'Insertion BST'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9283in" svg:y="18.3571in">
            <draw:object draw:notify-on-update-of-ranges="'Insertion BST'.A31:'Insertion BST'.A108 'Insertion BST'.B31:'Insertion BST'.B10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float" office:value="1000000">
            <text:p>1000000</text:p>
          </table:table-cell>
          <table:table-cell table:style-name="ce3" office:value-type="float" office:value="14666">
            <text:p>14666</text:p>
          </table:table-cell>
          <table:table-cell/>
        </table:table-row>
        <table:table-row table:style-name="ro1">
          <table:table-cell table:style-name="ce2" office:value-type="float" office:value="2000000">
            <text:p>2000000</text:p>
          </table:table-cell>
          <table:table-cell table:style-name="ce4" office:value-type="float" office:value="15734">
            <text:p>15734</text:p>
          </table:table-cell>
          <table:table-cell/>
        </table:table-row>
        <table:table-row table:style-name="ro1">
          <table:table-cell table:style-name="ce2" office:value-type="float" office:value="3000000">
            <text:p>3000000</text:p>
          </table:table-cell>
          <table:table-cell table:style-name="ce4" office:value-type="float" office:value="3767">
            <text:p>3767</text:p>
          </table:table-cell>
          <table:table-cell/>
        </table:table-row>
        <table:table-row table:style-name="ro1">
          <table:table-cell table:style-name="ce2" office:value-type="float" office:value="4000000">
            <text:p>4000000</text:p>
          </table:table-cell>
          <table:table-cell table:style-name="ce4" office:value-type="float" office:value="4690">
            <text:p>4690</text:p>
          </table:table-cell>
          <table:table-cell/>
        </table:table-row>
        <table:table-row table:style-name="ro1">
          <table:table-cell table:style-name="ce2" office:value-type="float" office:value="5000000">
            <text:p>5000000</text:p>
          </table:table-cell>
          <table:table-cell table:style-name="ce4" office:value-type="float" office:value="3299">
            <text:p>3299</text:p>
          </table:table-cell>
          <table:table-cell/>
        </table:table-row>
        <table:table-row table:style-name="ro1">
          <table:table-cell table:style-name="ce2" office:value-type="float" office:value="6000000">
            <text:p>6000000</text:p>
          </table:table-cell>
          <table:table-cell table:style-name="ce4" office:value-type="float" office:value="3342">
            <text:p>3342</text:p>
          </table:table-cell>
          <table:table-cell/>
        </table:table-row>
        <table:table-row table:style-name="ro1">
          <table:table-cell table:style-name="ce2" office:value-type="float" office:value="7000000">
            <text:p>7000000</text:p>
          </table:table-cell>
          <table:table-cell table:style-name="ce4" office:value-type="float" office:value="3479">
            <text:p>34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 table:number-rows-repeated="22">
          <table:table-cell table:style-name="ce2"/>
          <table:table-cell table:style-name="ce4"/>
          <table:table-cell/>
        </table:table-row>
        <table:table-row table:style-name="ro1">
          <table:table-cell table:style-name="ce1" table:formula="of:=[.C31]/10" office:value-type="float" office:value="100000">
            <text:p>100000</text:p>
          </table:table-cell>
          <table:table-cell table:style-name="ce3" office:value-type="float" office:value="13571">
            <text:p>13571</text:p>
          </table:table-cell>
          <table:table-cell table:style-name="ce5" office:value-type="float" office:value="1000000">
            <text:p>1000000</text:p>
          </table:table-cell>
        </table:table-row>
        <table:table-row table:style-name="ro1">
          <table:table-cell table:style-name="ce1" table:formula="of:=[.C32]/10" office:value-type="float" office:value="200000">
            <text:p>200000</text:p>
          </table:table-cell>
          <table:table-cell table:style-name="ce4" office:value-type="float" office:value="13705">
            <text:p>13705</text:p>
          </table:table-cell>
          <table:table-cell table:style-name="ce6" office:value-type="float" office:value="2000000">
            <text:p>2000000</text:p>
          </table:table-cell>
        </table:table-row>
        <table:table-row table:style-name="ro1">
          <table:table-cell table:style-name="ce1" table:formula="of:=[.C33]/10" office:value-type="float" office:value="300000">
            <text:p>300000</text:p>
          </table:table-cell>
          <table:table-cell table:style-name="ce4" office:value-type="float" office:value="1573">
            <text:p>1573</text:p>
          </table:table-cell>
          <table:table-cell table:style-name="ce6" office:value-type="float" office:value="3000000">
            <text:p>3000000</text:p>
          </table:table-cell>
        </table:table-row>
        <table:table-row table:style-name="ro1">
          <table:table-cell table:style-name="ce1" table:formula="of:=[.C34]/10" office:value-type="float" office:value="400000">
            <text:p>400000</text:p>
          </table:table-cell>
          <table:table-cell table:style-name="ce4" office:value-type="float" office:value="1656">
            <text:p>1656</text:p>
          </table:table-cell>
          <table:table-cell table:style-name="ce6" office:value-type="float" office:value="4000000">
            <text:p>4000000</text:p>
          </table:table-cell>
        </table:table-row>
        <table:table-row table:style-name="ro1">
          <table:table-cell table:style-name="ce1" table:formula="of:=[.C35]/10" office:value-type="float" office:value="500000">
            <text:p>500000</text:p>
          </table:table-cell>
          <table:table-cell table:style-name="ce4" office:value-type="float" office:value="1227">
            <text:p>1227</text:p>
          </table:table-cell>
          <table:table-cell table:style-name="ce6" office:value-type="float" office:value="5000000">
            <text:p>5000000</text:p>
          </table:table-cell>
        </table:table-row>
        <table:table-row table:style-name="ro1">
          <table:table-cell table:style-name="ce1" table:formula="of:=[.C36]/10" office:value-type="float" office:value="600000">
            <text:p>600000</text:p>
          </table:table-cell>
          <table:table-cell table:style-name="ce4" office:value-type="float" office:value="2496">
            <text:p>2496</text:p>
          </table:table-cell>
          <table:table-cell table:style-name="ce6" office:value-type="float" office:value="6000000">
            <text:p>6000000</text:p>
          </table:table-cell>
        </table:table-row>
        <table:table-row table:style-name="ro1">
          <table:table-cell table:style-name="ce1" table:formula="of:=[.C37]/10" office:value-type="float" office:value="700000">
            <text:p>700000</text:p>
          </table:table-cell>
          <table:table-cell table:style-name="ce4" office:value-type="float" office:value="2534">
            <text:p>2534</text:p>
          </table:table-cell>
          <table:table-cell table:style-name="ce6" office:value-type="float" office:value="7000000">
            <text:p>7000000</text:p>
          </table:table-cell>
        </table:table-row>
        <table:table-row table:style-name="ro1">
          <table:table-cell table:style-name="ce1" table:formula="of:=[.C38]/10" office:value-type="float" office:value="800000">
            <text:p>800000</text:p>
          </table:table-cell>
          <table:table-cell table:style-name="ce4" office:value-type="float" office:value="2078">
            <text:p>2078</text:p>
          </table:table-cell>
          <table:table-cell table:style-name="ce6" office:value-type="float" office:value="8000000">
            <text:p>8000000</text:p>
          </table:table-cell>
        </table:table-row>
        <table:table-row table:style-name="ro1">
          <table:table-cell table:style-name="ce1" table:formula="of:=[.C39]/10" office:value-type="float" office:value="900000">
            <text:p>900000</text:p>
          </table:table-cell>
          <table:table-cell table:style-name="ce4" office:value-type="float" office:value="4304">
            <text:p>4304</text:p>
          </table:table-cell>
          <table:table-cell table:style-name="ce6" office:value-type="float" office:value="9000000">
            <text:p>9000000</text:p>
          </table:table-cell>
        </table:table-row>
        <table:table-row table:style-name="ro1">
          <table:table-cell table:style-name="ce1" table:formula="of:=[.C40]/10" office:value-type="float" office:value="1000000">
            <text:p>1000000</text:p>
          </table:table-cell>
          <table:table-cell table:style-name="ce4" office:value-type="float" office:value="1874">
            <text:p>1874</text:p>
          </table:table-cell>
          <table:table-cell table:style-name="ce6" office:value-type="float" office:value="10000000">
            <text:p>10000000</text:p>
          </table:table-cell>
        </table:table-row>
        <table:table-row table:style-name="ro1">
          <table:table-cell table:style-name="ce1" table:formula="of:=[.C41]/10" office:value-type="float" office:value="1100000">
            <text:p>1100000</text:p>
          </table:table-cell>
          <table:table-cell table:style-name="ce4" office:value-type="float" office:value="2256">
            <text:p>2256</text:p>
          </table:table-cell>
          <table:table-cell table:style-name="ce6" office:value-type="float" office:value="11000000">
            <text:p>11000000</text:p>
          </table:table-cell>
        </table:table-row>
        <table:table-row table:style-name="ro1">
          <table:table-cell table:style-name="ce1" table:formula="of:=[.C42]/10" office:value-type="float" office:value="1200000">
            <text:p>1200000</text:p>
          </table:table-cell>
          <table:table-cell table:style-name="ce4" office:value-type="float" office:value="2471">
            <text:p>2471</text:p>
          </table:table-cell>
          <table:table-cell table:style-name="ce6" office:value-type="float" office:value="12000000">
            <text:p>12000000</text:p>
          </table:table-cell>
        </table:table-row>
        <table:table-row table:style-name="ro1">
          <table:table-cell table:style-name="ce1" table:formula="of:=[.C43]/10" office:value-type="float" office:value="1300000">
            <text:p>1300000</text:p>
          </table:table-cell>
          <table:table-cell table:style-name="ce4" office:value-type="float" office:value="2019">
            <text:p>2019</text:p>
          </table:table-cell>
          <table:table-cell table:style-name="ce6" office:value-type="float" office:value="13000000">
            <text:p>13000000</text:p>
          </table:table-cell>
        </table:table-row>
        <table:table-row table:style-name="ro1">
          <table:table-cell table:style-name="ce1" table:formula="of:=[.C44]/10" office:value-type="float" office:value="1400000">
            <text:p>1400000</text:p>
          </table:table-cell>
          <table:table-cell table:style-name="ce4" office:value-type="float" office:value="2030">
            <text:p>2030</text:p>
          </table:table-cell>
          <table:table-cell table:style-name="ce6" office:value-type="float" office:value="14000000">
            <text:p>14000000</text:p>
          </table:table-cell>
        </table:table-row>
        <table:table-row table:style-name="ro1">
          <table:table-cell table:style-name="ce1" table:formula="of:=[.C45]/10" office:value-type="float" office:value="1500000">
            <text:p>1500000</text:p>
          </table:table-cell>
          <table:table-cell table:style-name="ce4" office:value-type="float" office:value="3287">
            <text:p>3287</text:p>
          </table:table-cell>
          <table:table-cell table:style-name="ce6" office:value-type="float" office:value="15000000">
            <text:p>15000000</text:p>
          </table:table-cell>
        </table:table-row>
        <table:table-row table:style-name="ro1">
          <table:table-cell table:style-name="ce1" table:formula="of:=[.C46]/10" office:value-type="float" office:value="1600000">
            <text:p>1600000</text:p>
          </table:table-cell>
          <table:table-cell table:style-name="ce4" office:value-type="float" office:value="2586">
            <text:p>2586</text:p>
          </table:table-cell>
          <table:table-cell table:style-name="ce6" office:value-type="float" office:value="16000000">
            <text:p>16000000</text:p>
          </table:table-cell>
        </table:table-row>
        <table:table-row table:style-name="ro1">
          <table:table-cell table:style-name="ce1" table:formula="of:=[.C47]/10" office:value-type="float" office:value="1700000">
            <text:p>1700000</text:p>
          </table:table-cell>
          <table:table-cell table:style-name="ce4" office:value-type="float" office:value="1399">
            <text:p>1399</text:p>
          </table:table-cell>
          <table:table-cell table:style-name="ce6" office:value-type="float" office:value="17000000">
            <text:p>17000000</text:p>
          </table:table-cell>
        </table:table-row>
        <table:table-row table:style-name="ro1">
          <table:table-cell table:style-name="ce1" table:formula="of:=[.C48]/10" office:value-type="float" office:value="1800000">
            <text:p>1800000</text:p>
          </table:table-cell>
          <table:table-cell table:style-name="ce4" office:value-type="float" office:value="4788">
            <text:p>4788</text:p>
          </table:table-cell>
          <table:table-cell table:style-name="ce6" office:value-type="float" office:value="18000000">
            <text:p>18000000</text:p>
          </table:table-cell>
        </table:table-row>
        <table:table-row table:style-name="ro1">
          <table:table-cell table:style-name="ce1" table:formula="of:=[.C49]/10" office:value-type="float" office:value="1900000">
            <text:p>1900000</text:p>
          </table:table-cell>
          <table:table-cell table:style-name="ce4" office:value-type="float" office:value="2578">
            <text:p>2578</text:p>
          </table:table-cell>
          <table:table-cell table:style-name="ce6" office:value-type="float" office:value="19000000">
            <text:p>19000000</text:p>
          </table:table-cell>
        </table:table-row>
        <table:table-row table:style-name="ro1">
          <table:table-cell table:style-name="ce1" table:formula="of:=[.C50]/10" office:value-type="float" office:value="2000000">
            <text:p>2000000</text:p>
          </table:table-cell>
          <table:table-cell table:style-name="ce4" office:value-type="float" office:value="3504">
            <text:p>3504</text:p>
          </table:table-cell>
          <table:table-cell table:style-name="ce6" office:value-type="float" office:value="20000000">
            <text:p>20000000</text:p>
          </table:table-cell>
        </table:table-row>
        <table:table-row table:style-name="ro1">
          <table:table-cell table:style-name="ce1" table:formula="of:=[.C51]/10" office:value-type="float" office:value="2100000">
            <text:p>2100000</text:p>
          </table:table-cell>
          <table:table-cell table:style-name="ce4" office:value-type="float" office:value="3016">
            <text:p>3016</text:p>
          </table:table-cell>
          <table:table-cell table:style-name="ce6" office:value-type="float" office:value="21000000">
            <text:p>21000000</text:p>
          </table:table-cell>
        </table:table-row>
        <table:table-row table:style-name="ro1">
          <table:table-cell table:style-name="ce1" table:formula="of:=[.C52]/10" office:value-type="float" office:value="2200000">
            <text:p>2200000</text:p>
          </table:table-cell>
          <table:table-cell table:style-name="ce4" office:value-type="float" office:value="1985">
            <text:p>1985</text:p>
          </table:table-cell>
          <table:table-cell table:style-name="ce6" office:value-type="float" office:value="22000000">
            <text:p>22000000</text:p>
          </table:table-cell>
        </table:table-row>
        <table:table-row table:style-name="ro1">
          <table:table-cell table:style-name="ce1" table:formula="of:=[.C53]/10" office:value-type="float" office:value="2300000">
            <text:p>2300000</text:p>
          </table:table-cell>
          <table:table-cell table:style-name="ce4" office:value-type="float" office:value="1584">
            <text:p>1584</text:p>
          </table:table-cell>
          <table:table-cell table:style-name="ce6" office:value-type="float" office:value="23000000">
            <text:p>23000000</text:p>
          </table:table-cell>
        </table:table-row>
        <table:table-row table:style-name="ro1">
          <table:table-cell table:style-name="ce1" table:formula="of:=[.C54]/10" office:value-type="float" office:value="2400000">
            <text:p>2400000</text:p>
          </table:table-cell>
          <table:table-cell table:style-name="ce4" office:value-type="float" office:value="2699">
            <text:p>2699</text:p>
          </table:table-cell>
          <table:table-cell table:style-name="ce6" office:value-type="float" office:value="24000000">
            <text:p>24000000</text:p>
          </table:table-cell>
        </table:table-row>
        <table:table-row table:style-name="ro1">
          <table:table-cell table:style-name="ce1" table:formula="of:=[.C55]/10" office:value-type="float" office:value="2500000">
            <text:p>2500000</text:p>
          </table:table-cell>
          <table:table-cell table:style-name="ce4" office:value-type="float" office:value="2932">
            <text:p>2932</text:p>
          </table:table-cell>
          <table:table-cell table:style-name="ce6" office:value-type="float" office:value="25000000">
            <text:p>25000000</text:p>
          </table:table-cell>
        </table:table-row>
        <table:table-row table:style-name="ro1">
          <table:table-cell table:style-name="ce1" table:formula="of:=[.C56]/10" office:value-type="float" office:value="2600000">
            <text:p>2600000</text:p>
          </table:table-cell>
          <table:table-cell table:style-name="ce4" office:value-type="float" office:value="3446">
            <text:p>3446</text:p>
          </table:table-cell>
          <table:table-cell table:style-name="ce6" office:value-type="float" office:value="26000000">
            <text:p>26000000</text:p>
          </table:table-cell>
        </table:table-row>
        <table:table-row table:style-name="ro1">
          <table:table-cell table:style-name="ce1" table:formula="of:=[.C57]/10" office:value-type="float" office:value="2700000">
            <text:p>2700000</text:p>
          </table:table-cell>
          <table:table-cell table:style-name="ce4" office:value-type="float" office:value="3588">
            <text:p>3588</text:p>
          </table:table-cell>
          <table:table-cell table:style-name="ce6" office:value-type="float" office:value="27000000">
            <text:p>27000000</text:p>
          </table:table-cell>
        </table:table-row>
        <table:table-row table:style-name="ro1">
          <table:table-cell table:style-name="ce1" table:formula="of:=[.C58]/10" office:value-type="float" office:value="2800000">
            <text:p>2800000</text:p>
          </table:table-cell>
          <table:table-cell table:style-name="ce4" office:value-type="float" office:value="2792">
            <text:p>2792</text:p>
          </table:table-cell>
          <table:table-cell table:style-name="ce6" office:value-type="float" office:value="28000000">
            <text:p>28000000</text:p>
          </table:table-cell>
        </table:table-row>
        <table:table-row table:style-name="ro1">
          <table:table-cell table:style-name="ce1" table:formula="of:=[.C59]/10" office:value-type="float" office:value="2900000">
            <text:p>2900000</text:p>
          </table:table-cell>
          <table:table-cell table:style-name="ce4" office:value-type="float" office:value="2683">
            <text:p>2683</text:p>
          </table:table-cell>
          <table:table-cell table:style-name="ce6" office:value-type="float" office:value="29000000">
            <text:p>29000000</text:p>
          </table:table-cell>
        </table:table-row>
        <table:table-row table:style-name="ro1">
          <table:table-cell table:style-name="ce1" table:formula="of:=[.C60]/10" office:value-type="float" office:value="3000000">
            <text:p>3000000</text:p>
          </table:table-cell>
          <table:table-cell table:style-name="ce4" office:value-type="float" office:value="3476">
            <text:p>3476</text:p>
          </table:table-cell>
          <table:table-cell table:style-name="ce6" office:value-type="float" office:value="30000000">
            <text:p>30000000</text:p>
          </table:table-cell>
        </table:table-row>
        <table:table-row table:style-name="ro1">
          <table:table-cell table:style-name="ce1" table:formula="of:=[.C61]/10" office:value-type="float" office:value="3100000">
            <text:p>3100000</text:p>
          </table:table-cell>
          <table:table-cell table:style-name="ce4" office:value-type="float" office:value="2894">
            <text:p>2894</text:p>
          </table:table-cell>
          <table:table-cell table:style-name="ce6" office:value-type="float" office:value="31000000">
            <text:p>31000000</text:p>
          </table:table-cell>
        </table:table-row>
        <table:table-row table:style-name="ro1">
          <table:table-cell table:style-name="ce1" table:formula="of:=[.C62]/10" office:value-type="float" office:value="3200000">
            <text:p>3200000</text:p>
          </table:table-cell>
          <table:table-cell table:style-name="ce4" office:value-type="float" office:value="2605">
            <text:p>2605</text:p>
          </table:table-cell>
          <table:table-cell table:style-name="ce6" office:value-type="float" office:value="32000000">
            <text:p>32000000</text:p>
          </table:table-cell>
        </table:table-row>
        <table:table-row table:style-name="ro1">
          <table:table-cell table:style-name="ce1" table:formula="of:=[.C63]/10" office:value-type="float" office:value="3300000">
            <text:p>3300000</text:p>
          </table:table-cell>
          <table:table-cell table:style-name="ce4" office:value-type="float" office:value="4663">
            <text:p>4663</text:p>
          </table:table-cell>
          <table:table-cell table:style-name="ce6" office:value-type="float" office:value="33000000">
            <text:p>33000000</text:p>
          </table:table-cell>
        </table:table-row>
        <table:table-row table:style-name="ro1">
          <table:table-cell table:style-name="ce1" table:formula="of:=[.C64]/10" office:value-type="float" office:value="3400000">
            <text:p>3400000</text:p>
          </table:table-cell>
          <table:table-cell table:style-name="ce4" office:value-type="float" office:value="3197">
            <text:p>3197</text:p>
          </table:table-cell>
          <table:table-cell table:style-name="ce6" office:value-type="float" office:value="34000000">
            <text:p>34000000</text:p>
          </table:table-cell>
        </table:table-row>
        <table:table-row table:style-name="ro1">
          <table:table-cell table:style-name="ce1" table:formula="of:=[.C65]/10" office:value-type="float" office:value="3500000">
            <text:p>3500000</text:p>
          </table:table-cell>
          <table:table-cell table:style-name="ce4" office:value-type="float" office:value="3227">
            <text:p>3227</text:p>
          </table:table-cell>
          <table:table-cell table:style-name="ce6" office:value-type="float" office:value="35000000">
            <text:p>35000000</text:p>
          </table:table-cell>
        </table:table-row>
        <table:table-row table:style-name="ro1">
          <table:table-cell table:style-name="ce1" table:formula="of:=[.C66]/10" office:value-type="float" office:value="3600000">
            <text:p>3600000</text:p>
          </table:table-cell>
          <table:table-cell table:style-name="ce4" office:value-type="float" office:value="2657">
            <text:p>2657</text:p>
          </table:table-cell>
          <table:table-cell table:style-name="ce6" office:value-type="float" office:value="36000000">
            <text:p>36000000</text:p>
          </table:table-cell>
        </table:table-row>
        <table:table-row table:style-name="ro1">
          <table:table-cell table:style-name="ce1" table:formula="of:=[.C67]/10" office:value-type="float" office:value="3700000">
            <text:p>3700000</text:p>
          </table:table-cell>
          <table:table-cell table:style-name="ce4" office:value-type="float" office:value="4785">
            <text:p>4785</text:p>
          </table:table-cell>
          <table:table-cell table:style-name="ce6" office:value-type="float" office:value="37000000">
            <text:p>37000000</text:p>
          </table:table-cell>
        </table:table-row>
        <table:table-row table:style-name="ro1">
          <table:table-cell table:style-name="ce1" table:formula="of:=[.C68]/10" office:value-type="float" office:value="3800000">
            <text:p>3800000</text:p>
          </table:table-cell>
          <table:table-cell table:style-name="ce4" office:value-type="float" office:value="2743">
            <text:p>2743</text:p>
          </table:table-cell>
          <table:table-cell table:style-name="ce6" office:value-type="float" office:value="38000000">
            <text:p>38000000</text:p>
          </table:table-cell>
        </table:table-row>
        <table:table-row table:style-name="ro1">
          <table:table-cell table:style-name="ce1" table:formula="of:=[.C69]/10" office:value-type="float" office:value="3900000">
            <text:p>3900000</text:p>
          </table:table-cell>
          <table:table-cell table:style-name="ce4" office:value-type="float" office:value="2395">
            <text:p>2395</text:p>
          </table:table-cell>
          <table:table-cell table:style-name="ce6" office:value-type="float" office:value="39000000">
            <text:p>39000000</text:p>
          </table:table-cell>
        </table:table-row>
        <table:table-row table:style-name="ro1">
          <table:table-cell table:style-name="ce1" table:formula="of:=[.C70]/10" office:value-type="float" office:value="4000000">
            <text:p>4000000</text:p>
          </table:table-cell>
          <table:table-cell table:style-name="ce4" office:value-type="float" office:value="3125">
            <text:p>3125</text:p>
          </table:table-cell>
          <table:table-cell table:style-name="ce6" office:value-type="float" office:value="40000000">
            <text:p>40000000</text:p>
          </table:table-cell>
        </table:table-row>
        <table:table-row table:style-name="ro1">
          <table:table-cell table:style-name="ce1" table:formula="of:=[.C71]/10" office:value-type="float" office:value="4100000">
            <text:p>4100000</text:p>
          </table:table-cell>
          <table:table-cell table:style-name="ce4" office:value-type="float" office:value="3930">
            <text:p>3930</text:p>
          </table:table-cell>
          <table:table-cell table:style-name="ce6" office:value-type="float" office:value="41000000">
            <text:p>41000000</text:p>
          </table:table-cell>
        </table:table-row>
        <table:table-row table:style-name="ro1">
          <table:table-cell table:style-name="ce1" table:formula="of:=[.C72]/10" office:value-type="float" office:value="4200000">
            <text:p>4200000</text:p>
          </table:table-cell>
          <table:table-cell table:style-name="ce4" office:value-type="float" office:value="3379">
            <text:p>3379</text:p>
          </table:table-cell>
          <table:table-cell table:style-name="ce6" office:value-type="float" office:value="42000000">
            <text:p>42000000</text:p>
          </table:table-cell>
        </table:table-row>
        <table:table-row table:style-name="ro1">
          <table:table-cell table:style-name="ce1" table:formula="of:=[.C73]/10" office:value-type="float" office:value="4300000">
            <text:p>4300000</text:p>
          </table:table-cell>
          <table:table-cell table:style-name="ce4" office:value-type="float" office:value="3424">
            <text:p>3424</text:p>
          </table:table-cell>
          <table:table-cell table:style-name="ce6" office:value-type="float" office:value="43000000">
            <text:p>43000000</text:p>
          </table:table-cell>
        </table:table-row>
        <table:table-row table:style-name="ro1">
          <table:table-cell table:style-name="ce1" table:formula="of:=[.C74]/10" office:value-type="float" office:value="4400000">
            <text:p>4400000</text:p>
          </table:table-cell>
          <table:table-cell table:style-name="ce4" office:value-type="float" office:value="3693">
            <text:p>3693</text:p>
          </table:table-cell>
          <table:table-cell table:style-name="ce6" office:value-type="float" office:value="44000000">
            <text:p>44000000</text:p>
          </table:table-cell>
        </table:table-row>
        <table:table-row table:style-name="ro1">
          <table:table-cell table:style-name="ce1" table:formula="of:=[.C75]/10" office:value-type="float" office:value="4500000">
            <text:p>4500000</text:p>
          </table:table-cell>
          <table:table-cell table:style-name="ce4" office:value-type="float" office:value="2841">
            <text:p>2841</text:p>
          </table:table-cell>
          <table:table-cell table:style-name="ce6" office:value-type="float" office:value="45000000">
            <text:p>45000000</text:p>
          </table:table-cell>
        </table:table-row>
        <table:table-row table:style-name="ro1">
          <table:table-cell table:style-name="ce1" table:formula="of:=[.C76]/10" office:value-type="float" office:value="4600000">
            <text:p>4600000</text:p>
          </table:table-cell>
          <table:table-cell table:style-name="ce4" office:value-type="float" office:value="2528">
            <text:p>2528</text:p>
          </table:table-cell>
          <table:table-cell table:style-name="ce6" office:value-type="float" office:value="46000000">
            <text:p>46000000</text:p>
          </table:table-cell>
        </table:table-row>
        <table:table-row table:style-name="ro1">
          <table:table-cell table:style-name="ce1" table:formula="of:=[.C77]/10" office:value-type="float" office:value="4700000">
            <text:p>4700000</text:p>
          </table:table-cell>
          <table:table-cell table:style-name="ce4" office:value-type="float" office:value="2699">
            <text:p>2699</text:p>
          </table:table-cell>
          <table:table-cell table:style-name="ce6" office:value-type="float" office:value="47000000">
            <text:p>47000000</text:p>
          </table:table-cell>
        </table:table-row>
        <table:table-row table:style-name="ro1">
          <table:table-cell table:style-name="ce1" table:formula="of:=[.C78]/10" office:value-type="float" office:value="4800000">
            <text:p>4800000</text:p>
          </table:table-cell>
          <table:table-cell table:style-name="ce4" office:value-type="float" office:value="4862">
            <text:p>4862</text:p>
          </table:table-cell>
          <table:table-cell table:style-name="ce6" office:value-type="float" office:value="48000000">
            <text:p>48000000</text:p>
          </table:table-cell>
        </table:table-row>
        <table:table-row table:style-name="ro1">
          <table:table-cell table:style-name="ce1" table:formula="of:=[.C79]/10" office:value-type="float" office:value="4900000">
            <text:p>4900000</text:p>
          </table:table-cell>
          <table:table-cell table:style-name="ce4" office:value-type="float" office:value="4269">
            <text:p>4269</text:p>
          </table:table-cell>
          <table:table-cell table:style-name="ce6" office:value-type="float" office:value="49000000">
            <text:p>49000000</text:p>
          </table:table-cell>
        </table:table-row>
        <table:table-row table:style-name="ro1">
          <table:table-cell table:style-name="ce1" table:formula="of:=[.C80]/10" office:value-type="float" office:value="5000000">
            <text:p>5000000</text:p>
          </table:table-cell>
          <table:table-cell table:style-name="ce4" office:value-type="float" office:value="3366">
            <text:p>3366</text:p>
          </table:table-cell>
          <table:table-cell table:style-name="ce6" office:value-type="float" office:value="50000000">
            <text:p>50000000</text:p>
          </table:table-cell>
        </table:table-row>
        <table:table-row table:style-name="ro1">
          <table:table-cell table:style-name="ce1" table:formula="of:=[.C81]/10" office:value-type="float" office:value="5100000">
            <text:p>5100000</text:p>
          </table:table-cell>
          <table:table-cell table:style-name="ce4" office:value-type="float" office:value="2509">
            <text:p>2509</text:p>
          </table:table-cell>
          <table:table-cell table:style-name="ce6" office:value-type="float" office:value="51000000">
            <text:p>51000000</text:p>
          </table:table-cell>
        </table:table-row>
        <table:table-row table:style-name="ro1">
          <table:table-cell table:style-name="ce1" table:formula="of:=[.C82]/10" office:value-type="float" office:value="5200000">
            <text:p>5200000</text:p>
          </table:table-cell>
          <table:table-cell table:style-name="ce4" office:value-type="float" office:value="3869">
            <text:p>3869</text:p>
          </table:table-cell>
          <table:table-cell table:style-name="ce6" office:value-type="float" office:value="52000000">
            <text:p>52000000</text:p>
          </table:table-cell>
        </table:table-row>
        <table:table-row table:style-name="ro1">
          <table:table-cell table:style-name="ce1" table:formula="of:=[.C83]/10" office:value-type="float" office:value="5300000">
            <text:p>5300000</text:p>
          </table:table-cell>
          <table:table-cell table:style-name="ce4" office:value-type="float" office:value="4530">
            <text:p>4530</text:p>
          </table:table-cell>
          <table:table-cell table:style-name="ce6" office:value-type="float" office:value="53000000">
            <text:p>53000000</text:p>
          </table:table-cell>
        </table:table-row>
        <table:table-row table:style-name="ro1">
          <table:table-cell table:style-name="ce1" table:formula="of:=[.C84]/10" office:value-type="float" office:value="5400000">
            <text:p>5400000</text:p>
          </table:table-cell>
          <table:table-cell table:style-name="ce4" office:value-type="float" office:value="4095">
            <text:p>4095</text:p>
          </table:table-cell>
          <table:table-cell table:style-name="ce6" office:value-type="float" office:value="54000000">
            <text:p>54000000</text:p>
          </table:table-cell>
        </table:table-row>
        <table:table-row table:style-name="ro1">
          <table:table-cell table:style-name="ce1" table:formula="of:=[.C85]/10" office:value-type="float" office:value="5500000">
            <text:p>5500000</text:p>
          </table:table-cell>
          <table:table-cell table:style-name="ce4" office:value-type="float" office:value="3024">
            <text:p>3024</text:p>
          </table:table-cell>
          <table:table-cell table:style-name="ce6" office:value-type="float" office:value="55000000">
            <text:p>55000000</text:p>
          </table:table-cell>
        </table:table-row>
        <table:table-row table:style-name="ro1">
          <table:table-cell table:style-name="ce1" table:formula="of:=[.C86]/10" office:value-type="float" office:value="5600000">
            <text:p>5600000</text:p>
          </table:table-cell>
          <table:table-cell table:style-name="ce4" office:value-type="float" office:value="2274">
            <text:p>2274</text:p>
          </table:table-cell>
          <table:table-cell table:style-name="ce6" office:value-type="float" office:value="56000000">
            <text:p>56000000</text:p>
          </table:table-cell>
        </table:table-row>
        <table:table-row table:style-name="ro1">
          <table:table-cell table:style-name="ce1" table:formula="of:=[.C87]/10" office:value-type="float" office:value="5700000">
            <text:p>5700000</text:p>
          </table:table-cell>
          <table:table-cell table:style-name="ce4" office:value-type="float" office:value="3987">
            <text:p>3987</text:p>
          </table:table-cell>
          <table:table-cell table:style-name="ce6" office:value-type="float" office:value="57000000">
            <text:p>57000000</text:p>
          </table:table-cell>
        </table:table-row>
        <table:table-row table:style-name="ro1">
          <table:table-cell table:style-name="ce1" table:formula="of:=[.C88]/10" office:value-type="float" office:value="5800000">
            <text:p>5800000</text:p>
          </table:table-cell>
          <table:table-cell table:style-name="ce4" office:value-type="float" office:value="2884">
            <text:p>2884</text:p>
          </table:table-cell>
          <table:table-cell table:style-name="ce6" office:value-type="float" office:value="58000000">
            <text:p>58000000</text:p>
          </table:table-cell>
        </table:table-row>
        <table:table-row table:style-name="ro1">
          <table:table-cell table:style-name="ce1" table:formula="of:=[.C89]/10" office:value-type="float" office:value="5900000">
            <text:p>5900000</text:p>
          </table:table-cell>
          <table:table-cell table:style-name="ce4" office:value-type="float" office:value="2431">
            <text:p>2431</text:p>
          </table:table-cell>
          <table:table-cell table:style-name="ce6" office:value-type="float" office:value="59000000">
            <text:p>59000000</text:p>
          </table:table-cell>
        </table:table-row>
        <table:table-row table:style-name="ro1">
          <table:table-cell table:style-name="ce1" table:formula="of:=[.C90]/10" office:value-type="float" office:value="6000000">
            <text:p>6000000</text:p>
          </table:table-cell>
          <table:table-cell table:style-name="ce4" office:value-type="float" office:value="3373">
            <text:p>3373</text:p>
          </table:table-cell>
          <table:table-cell table:style-name="ce6" office:value-type="float" office:value="60000000">
            <text:p>60000000</text:p>
          </table:table-cell>
        </table:table-row>
        <table:table-row table:style-name="ro1">
          <table:table-cell table:style-name="ce1" table:formula="of:=[.C91]/10" office:value-type="float" office:value="6100000">
            <text:p>6100000</text:p>
          </table:table-cell>
          <table:table-cell table:style-name="ce4" office:value-type="float" office:value="3566">
            <text:p>3566</text:p>
          </table:table-cell>
          <table:table-cell table:style-name="ce6" office:value-type="float" office:value="61000000">
            <text:p>61000000</text:p>
          </table:table-cell>
        </table:table-row>
        <table:table-row table:style-name="ro1">
          <table:table-cell table:style-name="ce1" table:formula="of:=[.C92]/10" office:value-type="float" office:value="6200000">
            <text:p>6200000</text:p>
          </table:table-cell>
          <table:table-cell table:style-name="ce4" office:value-type="float" office:value="3472">
            <text:p>3472</text:p>
          </table:table-cell>
          <table:table-cell table:style-name="ce6" office:value-type="float" office:value="62000000">
            <text:p>62000000</text:p>
          </table:table-cell>
        </table:table-row>
        <table:table-row table:style-name="ro1">
          <table:table-cell table:style-name="ce1" table:formula="of:=[.C93]/10" office:value-type="float" office:value="6300000">
            <text:p>6300000</text:p>
          </table:table-cell>
          <table:table-cell table:style-name="ce4" office:value-type="float" office:value="2471">
            <text:p>2471</text:p>
          </table:table-cell>
          <table:table-cell table:style-name="ce6" office:value-type="float" office:value="63000000">
            <text:p>63000000</text:p>
          </table:table-cell>
        </table:table-row>
        <table:table-row table:style-name="ro1">
          <table:table-cell table:style-name="ce1" table:formula="of:=[.C94]/10" office:value-type="float" office:value="6400000">
            <text:p>6400000</text:p>
          </table:table-cell>
          <table:table-cell table:style-name="ce4" office:value-type="float" office:value="5279">
            <text:p>5279</text:p>
          </table:table-cell>
          <table:table-cell table:style-name="ce6" office:value-type="float" office:value="64000000">
            <text:p>64000000</text:p>
          </table:table-cell>
        </table:table-row>
        <table:table-row table:style-name="ro1">
          <table:table-cell table:style-name="ce1" table:formula="of:=[.C95]/10" office:value-type="float" office:value="6500000">
            <text:p>6500000</text:p>
          </table:table-cell>
          <table:table-cell table:style-name="ce4" office:value-type="float" office:value="4924">
            <text:p>4924</text:p>
          </table:table-cell>
          <table:table-cell table:style-name="ce6" office:value-type="float" office:value="65000000">
            <text:p>65000000</text:p>
          </table:table-cell>
        </table:table-row>
        <table:table-row table:style-name="ro1">
          <table:table-cell table:style-name="ce1" table:formula="of:=[.C96]/10" office:value-type="float" office:value="6600000">
            <text:p>6600000</text:p>
          </table:table-cell>
          <table:table-cell table:style-name="ce4" office:value-type="float" office:value="3326">
            <text:p>3326</text:p>
          </table:table-cell>
          <table:table-cell table:style-name="ce6" office:value-type="float" office:value="66000000">
            <text:p>66000000</text:p>
          </table:table-cell>
        </table:table-row>
        <table:table-row table:style-name="ro1">
          <table:table-cell table:style-name="ce1" table:formula="of:=[.C97]/10" office:value-type="float" office:value="6700000">
            <text:p>6700000</text:p>
          </table:table-cell>
          <table:table-cell table:style-name="ce4" office:value-type="float" office:value="3458">
            <text:p>3458</text:p>
          </table:table-cell>
          <table:table-cell table:style-name="ce6" office:value-type="float" office:value="67000000">
            <text:p>67000000</text:p>
          </table:table-cell>
        </table:table-row>
        <table:table-row table:style-name="ro1">
          <table:table-cell table:style-name="ce1" table:formula="of:=[.C98]/10" office:value-type="float" office:value="6800000">
            <text:p>6800000</text:p>
          </table:table-cell>
          <table:table-cell table:style-name="ce4" office:value-type="float" office:value="2958">
            <text:p>2958</text:p>
          </table:table-cell>
          <table:table-cell table:style-name="ce6" office:value-type="float" office:value="68000000">
            <text:p>68000000</text:p>
          </table:table-cell>
        </table:table-row>
        <table:table-row table:style-name="ro1">
          <table:table-cell table:style-name="ce1" table:formula="of:=[.C99]/10" office:value-type="float" office:value="6900000">
            <text:p>6900000</text:p>
          </table:table-cell>
          <table:table-cell table:style-name="ce4" office:value-type="float" office:value="2948">
            <text:p>2948</text:p>
          </table:table-cell>
          <table:table-cell table:style-name="ce6" office:value-type="float" office:value="69000000">
            <text:p>69000000</text:p>
          </table:table-cell>
        </table:table-row>
        <table:table-row table:style-name="ro1">
          <table:table-cell table:style-name="ce1" table:formula="of:=[.C100]/10" office:value-type="float" office:value="7000000">
            <text:p>7000000</text:p>
          </table:table-cell>
          <table:table-cell table:style-name="ce4" office:value-type="float" office:value="4508">
            <text:p>4508</text:p>
          </table:table-cell>
          <table:table-cell table:style-name="ce6" office:value-type="float" office:value="70000000">
            <text:p>70000000</text:p>
          </table:table-cell>
        </table:table-row>
        <table:table-row table:style-name="ro1">
          <table:table-cell table:style-name="ce1" table:formula="of:=[.C101]/10" office:value-type="float" office:value="7100000">
            <text:p>7100000</text:p>
          </table:table-cell>
          <table:table-cell table:style-name="ce4" office:value-type="float" office:value="3137">
            <text:p>3137</text:p>
          </table:table-cell>
          <table:table-cell table:style-name="ce6" office:value-type="float" office:value="71000000">
            <text:p>71000000</text:p>
          </table:table-cell>
        </table:table-row>
        <table:table-row table:style-name="ro1">
          <table:table-cell table:style-name="ce1" table:formula="of:=[.C102]/10" office:value-type="float" office:value="7200000">
            <text:p>7200000</text:p>
          </table:table-cell>
          <table:table-cell table:style-name="ce4" office:value-type="float" office:value="4713">
            <text:p>4713</text:p>
          </table:table-cell>
          <table:table-cell table:style-name="ce6" office:value-type="float" office:value="72000000">
            <text:p>72000000</text:p>
          </table:table-cell>
        </table:table-row>
        <table:table-row table:style-name="ro1">
          <table:table-cell table:style-name="ce1" table:formula="of:=[.C103]/10" office:value-type="float" office:value="7300000">
            <text:p>7300000</text:p>
          </table:table-cell>
          <table:table-cell table:style-name="ce4" office:value-type="float" office:value="3570">
            <text:p>3570</text:p>
          </table:table-cell>
          <table:table-cell table:style-name="ce6" office:value-type="float" office:value="73000000">
            <text:p>73000000</text:p>
          </table:table-cell>
        </table:table-row>
        <table:table-row table:style-name="ro1">
          <table:table-cell table:style-name="ce1" table:formula="of:=[.C104]/10" office:value-type="float" office:value="7400000">
            <text:p>7400000</text:p>
          </table:table-cell>
          <table:table-cell table:style-name="ce4" office:value-type="float" office:value="3775">
            <text:p>3775</text:p>
          </table:table-cell>
          <table:table-cell table:style-name="ce6" office:value-type="float" office:value="74000000">
            <text:p>74000000</text:p>
          </table:table-cell>
        </table:table-row>
        <table:table-row table:style-name="ro1">
          <table:table-cell table:style-name="ce1" table:formula="of:=[.C105]/10" office:value-type="float" office:value="7500000">
            <text:p>7500000</text:p>
          </table:table-cell>
          <table:table-cell table:style-name="ce4" office:value-type="float" office:value="3494">
            <text:p>3494</text:p>
          </table:table-cell>
          <table:table-cell table:style-name="ce6" office:value-type="float" office:value="75000000">
            <text:p>75000000</text:p>
          </table:table-cell>
        </table:table-row>
        <table:table-row table:style-name="ro1">
          <table:table-cell table:style-name="ce1" table:formula="of:=[.C106]/10" office:value-type="float" office:value="7600000">
            <text:p>7600000</text:p>
          </table:table-cell>
          <table:table-cell table:style-name="ce4" office:value-type="float" office:value="3097">
            <text:p>3097</text:p>
          </table:table-cell>
          <table:table-cell table:style-name="ce6" office:value-type="float" office:value="76000000">
            <text:p>76000000</text:p>
          </table:table-cell>
        </table:table-row>
        <table:table-row table:style-name="ro1">
          <table:table-cell table:style-name="ce1" table:formula="of:=[.C107]/10" office:value-type="float" office:value="7700000">
            <text:p>7700000</text:p>
          </table:table-cell>
          <table:table-cell table:style-name="ce4" office:value-type="float" office:value="3800">
            <text:p>3800</text:p>
          </table:table-cell>
          <table:table-cell table:style-name="ce6" office:value-type="float" office:value="77000000">
            <text:p>77000000</text:p>
          </table:table-cell>
        </table:table-row>
        <table:table-row table:style-name="ro1">
          <table:table-cell table:style-name="ce1" table:formula="of:=[.C108]/10" office:value-type="float" office:value="7800000">
            <text:p>7800000</text:p>
          </table:table-cell>
          <table:table-cell table:style-name="ce4" office:value-type="float" office:value="5512">
            <text:p>5512</text:p>
          </table:table-cell>
          <table:table-cell table:style-name="ce6" office:value-type="float" office:value="78000000">
            <text:p>78000000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891">
          <table:table-cell table:style-name="ce2"/>
          <table:table-cell table:style-name="ce4"/>
          <table:table-cell/>
        </table:table-row>
        <table:table-row table:style-name="ro1" table:number-rows-repeated="10475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arch BST" table:style-name="ta1">
        <table:shapes>
          <draw:frame draw:z-index="0" draw:style-name="gr1" draw:text-style-name="P1" svg:width="6.3028in" svg:height="3.5465in" svg:x="0in" svg:y="1.2276in">
            <draw:object draw:notify-on-update-of-ranges="'Search BST'.A1:'Search BST'.A7 'Search BST'.B1:'Search BST'.B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9.6945in" svg:height="5.4539in" svg:x="0in" svg:y="18.9567in">
            <draw:object draw:notify-on-update-of-ranges="'Search BST'.A30:'Search BST'.A104 'Search BST'.B30:'Search BST'.B10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float" office:value="1000000">
            <text:p>1000000</text:p>
          </table:table-cell>
          <table:table-cell table:style-name="ce3" office:value-type="float" office:value="60071">
            <text:p>60071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36885">
            <text:p>36885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10956">
            <text:p>10956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2461">
            <text:p>12461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2209">
            <text:p>12209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2144">
            <text:p>12144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2931">
            <text:p>12931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21">
          <table:table-cell table:number-columns-repeated="2"/>
        </table:table-row>
        <table:table-row table:style-name="ro1">
          <table:table-cell table:style-name="ce1" office:value-type="float" office:value="100000">
            <text:p>100000</text:p>
          </table:table-cell>
          <table:table-cell table:style-name="ce3" office:value-type="float" office:value="63360">
            <text:p>6336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8329">
            <text:p>38329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3602">
            <text:p>13602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2966">
            <text:p>1296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2069">
            <text:p>12069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3051">
            <text:p>13051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2432">
            <text:p>12432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2451">
            <text:p>12451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2173">
            <text:p>12173</text:p>
          </table:table-cell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12834">
            <text:p>12834</text:p>
          </table:table-cell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12565">
            <text:p>12565</text:p>
          </table:table-cell>
        </table:table-row>
        <table:table-row table:style-name="ro1">
          <table:table-cell office:value-type="float" office:value="1300000">
            <text:p>1300000</text:p>
          </table:table-cell>
          <table:table-cell office:value-type="float" office:value="13055">
            <text:p>13055</text:p>
          </table:table-cell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12144">
            <text:p>12144</text:p>
          </table:table-cell>
        </table:table-row>
        <table:table-row table:style-name="ro1">
          <table:table-cell office:value-type="float" office:value="1500000">
            <text:p>1500000</text:p>
          </table:table-cell>
          <table:table-cell office:value-type="float" office:value="28650">
            <text:p>28650</text:p>
          </table:table-cell>
        </table:table-row>
        <table:table-row table:style-name="ro1">
          <table:table-cell office:value-type="float" office:value="1600000">
            <text:p>1600000</text:p>
          </table:table-cell>
          <table:table-cell office:value-type="float" office:value="12669">
            <text:p>12669</text:p>
          </table:table-cell>
        </table:table-row>
        <table:table-row table:style-name="ro1">
          <table:table-cell office:value-type="float" office:value="1700000">
            <text:p>1700000</text:p>
          </table:table-cell>
          <table:table-cell office:value-type="float" office:value="12554">
            <text:p>12554</text:p>
          </table:table-cell>
        </table:table-row>
        <table:table-row table:style-name="ro1">
          <table:table-cell office:value-type="float" office:value="1800000">
            <text:p>1800000</text:p>
          </table:table-cell>
          <table:table-cell office:value-type="float" office:value="12620">
            <text:p>12620</text:p>
          </table:table-cell>
        </table:table-row>
        <table:table-row table:style-name="ro1">
          <table:table-cell office:value-type="float" office:value="1900000">
            <text:p>1900000</text:p>
          </table:table-cell>
          <table:table-cell office:value-type="float" office:value="12594">
            <text:p>12594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2780">
            <text:p>12780</text:p>
          </table:table-cell>
        </table:table-row>
        <table:table-row table:style-name="ro1">
          <table:table-cell office:value-type="float" office:value="2100000">
            <text:p>2100000</text:p>
          </table:table-cell>
          <table:table-cell office:value-type="float" office:value="12330">
            <text:p>12330</text:p>
          </table:table-cell>
        </table:table-row>
        <table:table-row table:style-name="ro1">
          <table:table-cell office:value-type="float" office:value="2200000">
            <text:p>2200000</text:p>
          </table:table-cell>
          <table:table-cell office:value-type="float" office:value="12610">
            <text:p>12610</text:p>
          </table:table-cell>
        </table:table-row>
        <table:table-row table:style-name="ro1">
          <table:table-cell office:value-type="float" office:value="2300000">
            <text:p>2300000</text:p>
          </table:table-cell>
          <table:table-cell office:value-type="float" office:value="13321">
            <text:p>13321</text:p>
          </table:table-cell>
        </table:table-row>
        <table:table-row table:style-name="ro1">
          <table:table-cell office:value-type="float" office:value="2400000">
            <text:p>2400000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float" office:value="2500000">
            <text:p>2500000</text:p>
          </table:table-cell>
          <table:table-cell office:value-type="float" office:value="12767">
            <text:p>12767</text:p>
          </table:table-cell>
        </table:table-row>
        <table:table-row table:style-name="ro1">
          <table:table-cell office:value-type="float" office:value="2600000">
            <text:p>2600000</text:p>
          </table:table-cell>
          <table:table-cell office:value-type="float" office:value="12887">
            <text:p>12887</text:p>
          </table:table-cell>
        </table:table-row>
        <table:table-row table:style-name="ro1">
          <table:table-cell office:value-type="float" office:value="2700000">
            <text:p>2700000</text:p>
          </table:table-cell>
          <table:table-cell office:value-type="float" office:value="13190">
            <text:p>13190</text:p>
          </table:table-cell>
        </table:table-row>
        <table:table-row table:style-name="ro1">
          <table:table-cell office:value-type="float" office:value="2800000">
            <text:p>2800000</text:p>
          </table:table-cell>
          <table:table-cell office:value-type="float" office:value="12598">
            <text:p>12598</text:p>
          </table:table-cell>
        </table:table-row>
        <table:table-row table:style-name="ro1">
          <table:table-cell office:value-type="float" office:value="2900000">
            <text:p>2900000</text:p>
          </table:table-cell>
          <table:table-cell office:value-type="float" office:value="12219">
            <text:p>12219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12456">
            <text:p>12456</text:p>
          </table:table-cell>
        </table:table-row>
        <table:table-row table:style-name="ro1">
          <table:table-cell office:value-type="float" office:value="3100000">
            <text:p>3100000</text:p>
          </table:table-cell>
          <table:table-cell office:value-type="float" office:value="12570">
            <text:p>12570</text:p>
          </table:table-cell>
        </table:table-row>
        <table:table-row table:style-name="ro1">
          <table:table-cell office:value-type="float" office:value="3200000">
            <text:p>3200000</text:p>
          </table:table-cell>
          <table:table-cell office:value-type="float" office:value="12360">
            <text:p>12360</text:p>
          </table:table-cell>
        </table:table-row>
        <table:table-row table:style-name="ro1">
          <table:table-cell office:value-type="float" office:value="3300000">
            <text:p>3300000</text:p>
          </table:table-cell>
          <table:table-cell office:value-type="float" office:value="12596">
            <text:p>12596</text:p>
          </table:table-cell>
        </table:table-row>
        <table:table-row table:style-name="ro1">
          <table:table-cell office:value-type="float" office:value="3400000">
            <text:p>3400000</text:p>
          </table:table-cell>
          <table:table-cell office:value-type="float" office:value="12324">
            <text:p>12324</text:p>
          </table:table-cell>
        </table:table-row>
        <table:table-row table:style-name="ro1">
          <table:table-cell office:value-type="float" office:value="3500000">
            <text:p>3500000</text:p>
          </table:table-cell>
          <table:table-cell office:value-type="float" office:value="12762">
            <text:p>12762</text:p>
          </table:table-cell>
        </table:table-row>
        <table:table-row table:style-name="ro1">
          <table:table-cell office:value-type="float" office:value="3600000">
            <text:p>3600000</text:p>
          </table:table-cell>
          <table:table-cell office:value-type="float" office:value="12363">
            <text:p>12363</text:p>
          </table:table-cell>
        </table:table-row>
        <table:table-row table:style-name="ro1">
          <table:table-cell office:value-type="float" office:value="3700000">
            <text:p>3700000</text:p>
          </table:table-cell>
          <table:table-cell office:value-type="float" office:value="12463">
            <text:p>12463</text:p>
          </table:table-cell>
        </table:table-row>
        <table:table-row table:style-name="ro1">
          <table:table-cell office:value-type="float" office:value="3800000">
            <text:p>3800000</text:p>
          </table:table-cell>
          <table:table-cell office:value-type="float" office:value="12896">
            <text:p>12896</text:p>
          </table:table-cell>
        </table:table-row>
        <table:table-row table:style-name="ro1">
          <table:table-cell office:value-type="float" office:value="3900000">
            <text:p>3900000</text:p>
          </table:table-cell>
          <table:table-cell office:value-type="float" office:value="13110">
            <text:p>13110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2942">
            <text:p>12942</text:p>
          </table:table-cell>
        </table:table-row>
        <table:table-row table:style-name="ro1">
          <table:table-cell office:value-type="float" office:value="4100000">
            <text:p>4100000</text:p>
          </table:table-cell>
          <table:table-cell office:value-type="float" office:value="12932">
            <text:p>12932</text:p>
          </table:table-cell>
        </table:table-row>
        <table:table-row table:style-name="ro1">
          <table:table-cell office:value-type="float" office:value="4200000">
            <text:p>4200000</text:p>
          </table:table-cell>
          <table:table-cell office:value-type="float" office:value="12935">
            <text:p>12935</text:p>
          </table:table-cell>
        </table:table-row>
        <table:table-row table:style-name="ro1">
          <table:table-cell office:value-type="float" office:value="4300000">
            <text:p>4300000</text:p>
          </table:table-cell>
          <table:table-cell office:value-type="float" office:value="12716">
            <text:p>12716</text:p>
          </table:table-cell>
        </table:table-row>
        <table:table-row table:style-name="ro1">
          <table:table-cell office:value-type="float" office:value="4400000">
            <text:p>4400000</text:p>
          </table:table-cell>
          <table:table-cell office:value-type="float" office:value="12484">
            <text:p>12484</text:p>
          </table:table-cell>
        </table:table-row>
        <table:table-row table:style-name="ro1">
          <table:table-cell office:value-type="float" office:value="4500000">
            <text:p>4500000</text:p>
          </table:table-cell>
          <table:table-cell office:value-type="float" office:value="12399">
            <text:p>12399</text:p>
          </table:table-cell>
        </table:table-row>
        <table:table-row table:style-name="ro1">
          <table:table-cell office:value-type="float" office:value="4600000">
            <text:p>4600000</text:p>
          </table:table-cell>
          <table:table-cell office:value-type="float" office:value="12767">
            <text:p>12767</text:p>
          </table:table-cell>
        </table:table-row>
        <table:table-row table:style-name="ro1">
          <table:table-cell office:value-type="float" office:value="4700000">
            <text:p>4700000</text:p>
          </table:table-cell>
          <table:table-cell office:value-type="float" office:value="12548">
            <text:p>12548</text:p>
          </table:table-cell>
        </table:table-row>
        <table:table-row table:style-name="ro1">
          <table:table-cell office:value-type="float" office:value="4800000">
            <text:p>4800000</text:p>
          </table:table-cell>
          <table:table-cell office:value-type="float" office:value="12567">
            <text:p>12567</text:p>
          </table:table-cell>
        </table:table-row>
        <table:table-row table:style-name="ro1">
          <table:table-cell office:value-type="float" office:value="4900000">
            <text:p>4900000</text:p>
          </table:table-cell>
          <table:table-cell office:value-type="float" office:value="12396">
            <text:p>12396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2220">
            <text:p>12220</text:p>
          </table:table-cell>
        </table:table-row>
        <table:table-row table:style-name="ro1">
          <table:table-cell office:value-type="float" office:value="5100000">
            <text:p>5100000</text:p>
          </table:table-cell>
          <table:table-cell office:value-type="float" office:value="12244">
            <text:p>12244</text:p>
          </table:table-cell>
        </table:table-row>
        <table:table-row table:style-name="ro1">
          <table:table-cell office:value-type="float" office:value="5200000">
            <text:p>5200000</text:p>
          </table:table-cell>
          <table:table-cell office:value-type="float" office:value="12818">
            <text:p>12818</text:p>
          </table:table-cell>
        </table:table-row>
        <table:table-row table:style-name="ro1">
          <table:table-cell office:value-type="float" office:value="5300000">
            <text:p>5300000</text:p>
          </table:table-cell>
          <table:table-cell office:value-type="float" office:value="12888">
            <text:p>12888</text:p>
          </table:table-cell>
        </table:table-row>
        <table:table-row table:style-name="ro1">
          <table:table-cell office:value-type="float" office:value="5400000">
            <text:p>5400000</text:p>
          </table:table-cell>
          <table:table-cell office:value-type="float" office:value="12953">
            <text:p>12953</text:p>
          </table:table-cell>
        </table:table-row>
        <table:table-row table:style-name="ro1">
          <table:table-cell office:value-type="float" office:value="5500000">
            <text:p>5500000</text:p>
          </table:table-cell>
          <table:table-cell office:value-type="float" office:value="13345">
            <text:p>13345</text:p>
          </table:table-cell>
        </table:table-row>
        <table:table-row table:style-name="ro1">
          <table:table-cell office:value-type="float" office:value="5600000">
            <text:p>5600000</text:p>
          </table:table-cell>
          <table:table-cell office:value-type="float" office:value="12434">
            <text:p>12434</text:p>
          </table:table-cell>
        </table:table-row>
        <table:table-row table:style-name="ro1">
          <table:table-cell office:value-type="float" office:value="5700000">
            <text:p>5700000</text:p>
          </table:table-cell>
          <table:table-cell office:value-type="float" office:value="12956">
            <text:p>12956</text:p>
          </table:table-cell>
        </table:table-row>
        <table:table-row table:style-name="ro1">
          <table:table-cell office:value-type="float" office:value="5800000">
            <text:p>5800000</text:p>
          </table:table-cell>
          <table:table-cell office:value-type="float" office:value="12810">
            <text:p>12810</text:p>
          </table:table-cell>
        </table:table-row>
        <table:table-row table:style-name="ro1">
          <table:table-cell office:value-type="float" office:value="5900000">
            <text:p>5900000</text:p>
          </table:table-cell>
          <table:table-cell office:value-type="float" office:value="12601">
            <text:p>12601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3217">
            <text:p>13217</text:p>
          </table:table-cell>
        </table:table-row>
        <table:table-row table:style-name="ro1">
          <table:table-cell office:value-type="float" office:value="6100000">
            <text:p>6100000</text:p>
          </table:table-cell>
          <table:table-cell office:value-type="float" office:value="12860">
            <text:p>12860</text:p>
          </table:table-cell>
        </table:table-row>
        <table:table-row table:style-name="ro1">
          <table:table-cell office:value-type="float" office:value="6200000">
            <text:p>6200000</text:p>
          </table:table-cell>
          <table:table-cell office:value-type="float" office:value="12614">
            <text:p>12614</text:p>
          </table:table-cell>
        </table:table-row>
        <table:table-row table:style-name="ro1">
          <table:table-cell office:value-type="float" office:value="6300000">
            <text:p>6300000</text:p>
          </table:table-cell>
          <table:table-cell office:value-type="float" office:value="12387">
            <text:p>12387</text:p>
          </table:table-cell>
        </table:table-row>
        <table:table-row table:style-name="ro1">
          <table:table-cell office:value-type="float" office:value="6400000">
            <text:p>6400000</text:p>
          </table:table-cell>
          <table:table-cell office:value-type="float" office:value="13440">
            <text:p>13440</text:p>
          </table:table-cell>
        </table:table-row>
        <table:table-row table:style-name="ro1">
          <table:table-cell office:value-type="float" office:value="6500000">
            <text:p>6500000</text:p>
          </table:table-cell>
          <table:table-cell office:value-type="float" office:value="13007">
            <text:p>13007</text:p>
          </table:table-cell>
        </table:table-row>
        <table:table-row table:style-name="ro1">
          <table:table-cell office:value-type="float" office:value="6600000">
            <text:p>6600000</text:p>
          </table:table-cell>
          <table:table-cell office:value-type="float" office:value="13236">
            <text:p>13236</text:p>
          </table:table-cell>
        </table:table-row>
        <table:table-row table:style-name="ro1">
          <table:table-cell office:value-type="float" office:value="6700000">
            <text:p>6700000</text:p>
          </table:table-cell>
          <table:table-cell office:value-type="float" office:value="14053">
            <text:p>14053</text:p>
          </table:table-cell>
        </table:table-row>
        <table:table-row table:style-name="ro1">
          <table:table-cell office:value-type="float" office:value="6800000">
            <text:p>6800000</text:p>
          </table:table-cell>
          <table:table-cell office:value-type="float" office:value="13436">
            <text:p>13436</text:p>
          </table:table-cell>
        </table:table-row>
        <table:table-row table:style-name="ro1">
          <table:table-cell office:value-type="float" office:value="6900000">
            <text:p>6900000</text:p>
          </table:table-cell>
          <table:table-cell office:value-type="float" office:value="12759">
            <text:p>12759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3484">
            <text:p>13484</text:p>
          </table:table-cell>
        </table:table-row>
        <table:table-row table:style-name="ro1">
          <table:table-cell office:value-type="float" office:value="7100000">
            <text:p>7100000</text:p>
          </table:table-cell>
          <table:table-cell office:value-type="float" office:value="13717">
            <text:p>13717</text:p>
          </table:table-cell>
        </table:table-row>
        <table:table-row table:style-name="ro1">
          <table:table-cell office:value-type="float" office:value="7200000">
            <text:p>7200000</text:p>
          </table:table-cell>
          <table:table-cell office:value-type="float" office:value="13967">
            <text:p>13967</text:p>
          </table:table-cell>
        </table:table-row>
        <table:table-row table:style-name="ro1">
          <table:table-cell office:value-type="float" office:value="7300000">
            <text:p>7300000</text:p>
          </table:table-cell>
          <table:table-cell office:value-type="float" office:value="13388">
            <text:p>13388</text:p>
          </table:table-cell>
        </table:table-row>
        <table:table-row table:style-name="ro1">
          <table:table-cell office:value-type="float" office:value="7400000">
            <text:p>7400000</text:p>
          </table:table-cell>
          <table:table-cell office:value-type="float" office:value="12989">
            <text:p>12989</text:p>
          </table:table-cell>
        </table:table-row>
        <table:table-row table:style-name="ro1">
          <table:table-cell office:value-type="float" office:value="7500000">
            <text:p>7500000</text:p>
          </table:table-cell>
          <table:table-cell office:value-type="float" office:value="13608">
            <text:p>13608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 table:number-columns-repeated="2"/>
        </table:table-row>
      </table:table>
      <table:table table:name="HashMap put" table:style-name="ta1">
        <table:shapes>
          <draw:frame draw:z-index="0" draw:style-name="gr1" draw:text-style-name="P1" svg:width="20.5669in" svg:height="10.572in" svg:x="3.5913in" svg:y="0.3728in">
            <draw:object draw:notify-on-update-of-ranges="'HashMap put'.A1:'HashMap put'.A98 'HashMap put'.B1:'HashMap put'.B9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float" office:value="30000">
            <text:p>30000</text:p>
          </table:table-cell>
          <table:table-cell table:style-name="ce3" office:value-type="float" office:value="191">
            <text:p>19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style-name="ce4" office:value-type="float" office:value="313">
            <text:p>313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style-name="ce4" office:value-type="float" office:value="251">
            <text:p>251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table:style-name="ce4" office:value-type="float" office:value="231">
            <text:p>231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table:style-name="ce4" office:value-type="float" office:value="305">
            <text:p>30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table:style-name="ce4" office:value-type="float" office:value="261">
            <text:p>261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table:style-name="ce4" office:value-type="float" office:value="308">
            <text:p>308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style-name="ce4" office:value-type="float" office:value="429">
            <text:p>429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table:style-name="ce4" office:value-type="float" office:value="243">
            <text:p>243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table:style-name="ce4" office:value-type="float" office:value="291">
            <text:p>291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table:style-name="ce4" office:value-type="float" office:value="509">
            <text:p>509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table:style-name="ce4" office:value-type="float" office:value="249">
            <text:p>249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table:style-name="ce4" office:value-type="float" office:value="582">
            <text:p>58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table:style-name="ce4" office:value-type="float" office:value="632">
            <text:p>632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table:style-name="ce4" office:value-type="float" office:value="479">
            <text:p>479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table:style-name="ce4" office:value-type="float" office:value="230">
            <text:p>23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table:style-name="ce4" office:value-type="float" office:value="818">
            <text:p>818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table:style-name="ce4" office:value-type="float" office:value="275">
            <text:p>275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table:style-name="ce4" office:value-type="float" office:value="273">
            <text:p>273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table:style-name="ce4" office:value-type="float" office:value="395">
            <text:p>395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table:style-name="ce4" office:value-type="float" office:value="455">
            <text:p>45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table:style-name="ce4" office:value-type="float" office:value="293">
            <text:p>293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table:style-name="ce4" office:value-type="float" office:value="555">
            <text:p>555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table:style-name="ce4" office:value-type="float" office:value="504">
            <text:p>504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table:style-name="ce4" office:value-type="float" office:value="297">
            <text:p>297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table:style-name="ce4" office:value-type="float" office:value="295">
            <text:p>29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table:style-name="ce4" office:value-type="float" office:value="461">
            <text:p>461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table:style-name="ce4" office:value-type="float" office:value="263">
            <text:p>263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table:style-name="ce4" office:value-type="float" office:value="596">
            <text:p>596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table:style-name="ce4" office:value-type="float" office:value="265">
            <text:p>265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table:style-name="ce4" office:value-type="float" office:value="502">
            <text:p>502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table:style-name="ce4" office:value-type="float" office:value="253">
            <text:p>253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table:style-name="ce4" office:value-type="float" office:value="259">
            <text:p>259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table:style-name="ce4" office:value-type="float" office:value="495">
            <text:p>495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table:style-name="ce4" office:value-type="float" office:value="326">
            <text:p>326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table:style-name="ce4" office:value-type="float" office:value="353">
            <text:p>35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table:style-name="ce4" office:value-type="float" office:value="407">
            <text:p>407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table:style-name="ce4" office:value-type="float" office:value="400">
            <text:p>400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table:style-name="ce4" office:value-type="float" office:value="596">
            <text:p>596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table:style-name="ce4" office:value-type="float" office:value="379">
            <text:p>379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table:style-name="ce4" office:value-type="float" office:value="381">
            <text:p>381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table:style-name="ce4" office:value-type="float" office:value="372">
            <text:p>372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table:style-name="ce4" office:value-type="float" office:value="375">
            <text:p>375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table:style-name="ce4" office:value-type="float" office:value="565">
            <text:p>565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table:style-name="ce4" office:value-type="float" office:value="379">
            <text:p>379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table:style-name="ce4" office:value-type="float" office:value="305">
            <text:p>30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style-name="ce4" office:value-type="float" office:value="277">
            <text:p>277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table:style-name="ce4" office:value-type="float" office:value="259">
            <text:p>259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table:style-name="ce4" office:value-type="float" office:value="309">
            <text:p>309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table:style-name="ce4" office:value-type="float" office:value="275">
            <text:p>275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table:style-name="ce4" office:value-type="float" office:value="259">
            <text:p>259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table:style-name="ce4" office:value-type="float" office:value="629">
            <text:p>629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table:style-name="ce4" office:value-type="float" office:value="385">
            <text:p>385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table:style-name="ce4" office:value-type="float" office:value="516">
            <text:p>516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table:style-name="ce4" office:value-type="float" office:value="296">
            <text:p>296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table:style-name="ce4" office:value-type="float" office:value="330">
            <text:p>33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table:style-name="ce4" office:value-type="float" office:value="452">
            <text:p>452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table:style-name="ce4" office:value-type="float" office:value="477">
            <text:p>477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table:style-name="ce4" office:value-type="float" office:value="410">
            <text:p>410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table:style-name="ce4" office:value-type="float" office:value="366">
            <text:p>366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table:style-name="ce4" office:value-type="float" office:value="388">
            <text:p>388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table:style-name="ce4" office:value-type="float" office:value="270">
            <text:p>270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table:style-name="ce4" office:value-type="float" office:value="264">
            <text:p>264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table:style-name="ce4" office:value-type="float" office:value="831">
            <text:p>831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table:style-name="ce4" office:value-type="float" office:value="293">
            <text:p>293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table:style-name="ce4" office:value-type="float" office:value="924">
            <text:p>924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table:style-name="ce4" office:value-type="float" office:value="301">
            <text:p>301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table:style-name="ce4" office:value-type="float" office:value="545">
            <text:p>545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table:style-name="ce4" office:value-type="float" office:value="327">
            <text:p>327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table:style-name="ce4" office:value-type="float" office:value="551">
            <text:p>551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table:style-name="ce4" office:value-type="float" office:value="306">
            <text:p>306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table:style-name="ce4" office:value-type="float" office:value="386">
            <text:p>386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table:style-name="ce4" office:value-type="float" office:value="285">
            <text:p>285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table:style-name="ce4" office:value-type="float" office:value="339">
            <text:p>339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table:style-name="ce4" office:value-type="float" office:value="281">
            <text:p>281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table:style-name="ce4" office:value-type="float" office:value="316">
            <text:p>316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table:style-name="ce4" office:value-type="float" office:value="422">
            <text:p>422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table:style-name="ce4" office:value-type="float" office:value="299">
            <text:p>299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table:style-name="ce4" office:value-type="float" office:value="387">
            <text:p>387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table:style-name="ce4" office:value-type="float" office:value="308">
            <text:p>308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table:style-name="ce4" office:value-type="float" office:value="330">
            <text:p>330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table:style-name="ce4" office:value-type="float" office:value="408">
            <text:p>408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table:style-name="ce4" office:value-type="float" office:value="330">
            <text:p>330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table:style-name="ce4" office:value-type="float" office:value="314">
            <text:p>314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table:style-name="ce4" office:value-type="float" office:value="260">
            <text:p>26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table:style-name="ce4" office:value-type="float" office:value="444">
            <text:p>444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table:style-name="ce4" office:value-type="float" office:value="268">
            <text:p>268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table:style-name="ce4" office:value-type="float" office:value="304">
            <text:p>304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table:style-name="ce4" office:value-type="float" office:value="239">
            <text:p>239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table:style-name="ce4" office:value-type="float" office:value="310">
            <text:p>310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table:style-name="ce4" office:value-type="float" office:value="581">
            <text:p>581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table:style-name="ce4" office:value-type="float" office:value="889">
            <text:p>889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table:style-name="ce4" office:value-type="float" office:value="346">
            <text:p>346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table:style-name="ce4" office:value-type="float" office:value="169">
            <text:p>169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table:style-name="ce4" office:value-type="float" office:value="707">
            <text:p>70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4" office:value-type="float" office:value="736">
            <text:p>736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46">
          <table:table-cell table:style-name="ce7"/>
          <table:table-cell/>
        </table:table-row>
        <table:table-row table:style-name="ro1" table:number-rows-repeated="88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table table:name="HashMap get" table:style-name="ta1">
        <table:shapes>
          <draw:frame draw:z-index="0" draw:style-name="gr1" draw:text-style-name="P1" svg:width="18.6232in" svg:height="9.711in" svg:x="3.5988in" svg:y="0.2in">
            <draw:object draw:notify-on-update-of-ranges="'HashMap get'.A1:'HashMap get'.A100 'HashMap get'.B4:'HashMap get'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float" office:value="10000">
            <text:p>10000</text:p>
          </table:table-cell>
          <table:table-cell table:style-name="ce3" office:value-type="float" office:value="8743">
            <text:p>874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7785">
            <text:p>47785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711">
            <text:p>1571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521">
            <text:p>1652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5118">
            <text:p>15118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7483">
            <text:p>17483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5664">
            <text:p>15664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5185">
            <text:p>15185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15727">
            <text:p>1572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6078">
            <text:p>16078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15056">
            <text:p>15056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15039">
            <text:p>15039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16470">
            <text:p>16470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5406">
            <text:p>1540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5728">
            <text:p>15728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5840">
            <text:p>15840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16284">
            <text:p>16284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6073">
            <text:p>16073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15408">
            <text:p>15408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5960">
            <text:p>15960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15488">
            <text:p>15488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5388">
            <text:p>15388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16792">
            <text:p>16792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5225">
            <text:p>1522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9306">
            <text:p>19306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7733">
            <text:p>37733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15888">
            <text:p>15888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16124">
            <text:p>16124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15442">
            <text:p>15442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6190">
            <text:p>16190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16182">
            <text:p>16182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18674">
            <text:p>18674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29374">
            <text:p>29374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15648">
            <text:p>15648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16193">
            <text:p>16193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15452">
            <text:p>15452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16461">
            <text:p>16461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15823">
            <text:p>1582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8573">
            <text:p>18573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15455">
            <text:p>15455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14370">
            <text:p>14370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15519">
            <text:p>15519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15327">
            <text:p>15327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15965">
            <text:p>15965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19211">
            <text:p>19211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14935">
            <text:p>14935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15152">
            <text:p>15152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16027">
            <text:p>16027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9523">
            <text:p>19523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16768">
            <text:p>16768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15819">
            <text:p>15819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15626">
            <text:p>15626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16246">
            <text:p>16246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16494">
            <text:p>16494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15420">
            <text:p>15420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16093">
            <text:p>16093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15792">
            <text:p>15792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15450">
            <text:p>1545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6572">
            <text:p>16572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16064">
            <text:p>16064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16180">
            <text:p>16180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15215">
            <text:p>15215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5976">
            <text:p>15976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16202">
            <text:p>16202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16153">
            <text:p>16153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18485">
            <text:p>18485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17090">
            <text:p>17090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15322">
            <text:p>15322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6116">
            <text:p>16116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15127">
            <text:p>15127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16036">
            <text:p>16036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17060">
            <text:p>17060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16467">
            <text:p>16467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15987">
            <text:p>15987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16033">
            <text:p>16033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15843">
            <text:p>15843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16472">
            <text:p>16472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15768">
            <text:p>1576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6009">
            <text:p>16009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15349">
            <text:p>15349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15926">
            <text:p>15926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15549">
            <text:p>15549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15849">
            <text:p>15849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16167">
            <text:p>16167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16349">
            <text:p>16349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16891">
            <text:p>16891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15404">
            <text:p>15404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15816">
            <text:p>15816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16215">
            <text:p>16215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15608">
            <text:p>15608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15989">
            <text:p>15989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16040">
            <text:p>16040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16096">
            <text:p>16096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15953">
            <text:p>15953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15891">
            <text:p>15891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15650">
            <text:p>15650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16043">
            <text:p>1604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5944">
            <text:p>15944</text:p>
          </table:table-cell>
        </table:table-row>
        <table:table-row table:style-name="ro1">
          <table:table-cell table:style-name="Default" table:number-columns-repeated="2"/>
        </table:table-row>
      </table:table>
      <table:named-expressions/>
      <table:database-ranges>
        <table:database-range table:name="__Anonymous_Sheet_DB__2" table:target-range-address="'HashMap put'.A4:'HashMap put'.A1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Georgia" svg:font-family="Georgia" style:font-family-generic="roman"/>
    <style:font-face style:name="Monospace1" svg:font-family="Monospace" style:font-pitch="fixed"/>
    <style:font-face style:name="Monospace" svg:font-family="Monospace" style:font-family-generic="roman" style:font-pitch="fixed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09:35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3-09-29T22:43:31.789888766</meta:creation-date>
    <dc:date>2013-10-11T10:25:14</dc:date>
    <dc:creator>alan </dc:creator>
    <meta:editing-duration>PT2H29M41S</meta:editing-duration>
    <meta:editing-cycles>12</meta:editing-cycles>
    <meta:generator>LibreOffice/4.0.2.2$Linux_X86_64 LibreOffice_project/400m0$Build-2</meta:generator>
    <meta:document-statistic meta:table-count="4" meta:cell-count="8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Time Complexity of insertion in a BST</text:p>
        </chart:title>
        <chart:plot-area chart:style-name="ch3" table:cell-range-address="'Insertion BST'.A1:'Insertion BST'.A6 'Insertion BST'.B1:'Insertion BST'.B7" svg:x="1.331cm" svg:y="1.635cm" svg:width="14.029cm" svg:height="6.204cm">
          <chartooo:coordinate-region svg:x="2.508cm" svg:y="1.834cm" svg:width="12.203cm" svg:height="5.358cm"/>
          <chart:axis chart:dimension="x" chart:name="primary-x" chart:style-name="ch4">
            <chart:title svg:x="7.64cm" svg:y="8.019cm" chart:style-name="ch5">
              <text:p>Size of N</text:p>
            </chart:title>
          </chart:axis>
          <chart:axis chart:dimension="y" chart:name="primary-y" chart:style-name="ch4">
            <chart:title svg:x="0.451cm" svg:y="5.151cm" chart:style-name="ch6">
              <text:p>Time</text:p>
            </chart:title>
            <chart:grid chart:style-name="ch7" chart:class="major"/>
          </chart:axis>
          <chart:series chart:style-name="ch8" chart:values-cell-range-address="'Insertion BST'.B1:'Insertion BST'.B7" chart:class="chart:scatter">
            <chart:domain table:cell-range-address="'Insertion BST'.A1:'Insertion BST'.A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Insertion BST'.A1:'Insertion BST'.A6</svg:desc>
                </draw:g>
              </table:table-cell>
              <table:table-cell office:value-type="float" office:value="14666">
                <text:p>14666</text:p>
                <draw:g>
                  <svg:desc>'Insertion BST'.B1:'Insertion BS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15734">
                <text:p>15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479">
                <text:p>3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regression-type="logarithmic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scatter" chart:style-name="ch1">
        <chart:title svg:x="4.773cm" svg:y="0.316cm" chart:style-name="ch2">
          <text:p>Time Complexity of BST search</text:p>
        </chart:title>
        <chart:plot-area chart:style-name="ch3" table:cell-range-address="'Search BST'.A1:'Search BST'.B7" svg:x="1.355cm" svg:y="1.663cm" svg:width="13.943cm" svg:height="6.182cm">
          <chartooo:coordinate-region svg:x="2.532cm" svg:y="1.862cm" svg:width="12.116cm" svg:height="5.336cm"/>
          <chart:axis chart:dimension="x" chart:name="primary-x" chart:style-name="ch4">
            <chart:title svg:x="7.621cm" svg:y="8.025cm" chart:style-name="ch5">
              <text:p>Size of N</text:p>
            </chart:title>
          </chart:axis>
          <chart:axis chart:dimension="y" chart:name="primary-y" chart:style-name="ch4">
            <chart:title svg:x="0.475cm" svg:y="5.168cm" chart:style-name="ch6">
              <text:p>Time</text:p>
            </chart:title>
            <chart:grid chart:style-name="ch7" chart:class="major"/>
          </chart:axis>
          <chart:series chart:style-name="ch8" chart:values-cell-range-address="'Search BST'.B1:'Search BST'.B7" chart:class="chart:scatter">
            <chart:domain table:cell-range-address="'Search BST'.A1:'Search BST'.A7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Search BST'.A1:'Search BST'.A7</svg:desc>
                </draw:g>
              </table:table-cell>
              <table:table-cell office:value-type="float" office:value="60071">
                <text:p>60071</text:p>
                <draw:g>
                  <svg:desc>'Search BST'.B1:'Search BS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12461">
                <text:p>12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12931">
                <text:p>12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241cm" svg:height="26.854cm" xlink:href=".." xlink:type="simple" chart:class="chart:scatter" chart:style-name="ch1">
        <chart:title svg:x="23.457cm" svg:y="0.673cm" chart:style-name="ch2">
          <text:p>Map.put() time complexity</text:p>
        </chart:title>
        <chart:legend chart:legend-position="end" svg:x="49.389cm" svg:y="13.128cm" style:legend-expansion="high" chart:style-name="ch3"/>
        <chart:plot-area chart:style-name="ch4" table:cell-range-address="'HashMap put'.A1:'HashMap put'.B98" svg:x="2.055cm" svg:y="3.063cm" svg:width="45.246cm" svg:height="22.273cm">
          <chartooo:coordinate-region svg:x="3.047cm" svg:y="3.262cm" svg:width="43.604cm" svg:height="21.427cm"/>
          <chart:axis chart:dimension="x" chart:name="primary-x" chart:style-name="ch5">
            <chart:title svg:x="23.973cm" svg:y="25.873cm" chart:style-name="ch6">
              <text:p>Size of N</text:p>
            </chart:title>
          </chart:axis>
          <chart:axis chart:dimension="y" chart:name="primary-y" chart:style-name="ch5">
            <chart:title svg:x="0.451cm" svg:y="14.613cm" chart:style-name="ch7">
              <text:p>Time</text:p>
            </chart:title>
            <chart:grid chart:style-name="ch8" chart:class="major"/>
          </chart:axis>
          <chart:series chart:style-name="ch9" chart:values-cell-range-address="'HashMap put'.B1:'HashMap put'.B98" chart:class="chart:scatter">
            <chart:domain table:cell-range-address="'HashMap put'.A1:'HashMap put'.A98"/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">
                <text:p>30000</text:p>
                <draw:g>
                  <svg:desc>'HashMap put'.A1:'HashMap put'.A98</svg:desc>
                </draw:g>
              </table:table-cell>
              <table:table-cell office:value-type="float" office:value="191">
                <text:p>191</text:p>
                <draw:g>
                  <svg:desc>'HashMap put'.B1:'HashMap put'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">
                <text:p>60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0">
                <text:p>70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0">
                <text:p>900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00">
                <text:p>1100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00">
                <text:p>1200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00">
                <text:p>13000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00">
                <text:p>1400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00">
                <text:p>1500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000">
                <text:p>1600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00">
                <text:p>1700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00">
                <text:p>1800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00">
                <text:p>1900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000">
                <text:p>210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00">
                <text:p>22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00">
                <text:p>230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000">
                <text:p>2400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00">
                <text:p>25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00">
                <text:p>260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00">
                <text:p>270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000">
                <text:p>2800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000">
                <text:p>290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00">
                <text:p>30000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000">
                <text:p>3100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000">
                <text:p>3200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000">
                <text:p>330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000">
                <text:p>34000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00">
                <text:p>3500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000">
                <text:p>360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000">
                <text:p>3700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000">
                <text:p>3800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000">
                <text:p>39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00">
                <text:p>4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0000">
                <text:p>41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000">
                <text:p>4200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000">
                <text:p>430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000">
                <text:p>44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000">
                <text:p>450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0000">
                <text:p>46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0000">
                <text:p>47000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0000">
                <text:p>480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0000">
                <text:p>490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000">
                <text:p>5000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0000">
                <text:p>510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000">
                <text:p>5200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0000">
                <text:p>530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00">
                <text:p>540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0000">
                <text:p>55000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0000">
                <text:p>560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0000">
                <text:p>5700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0000">
                <text:p>580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0000">
                <text:p>590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00">
                <text:p>6000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0000">
                <text:p>61000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0000">
                <text:p>6200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0000">
                <text:p>63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0000">
                <text:p>64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0000">
                <text:p>6500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0000">
                <text:p>6600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0000">
                <text:p>67000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0000">
                <text:p>68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0000">
                <text:p>69000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000">
                <text:p>70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0000">
                <text:p>7100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0000">
                <text:p>720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000">
                <text:p>73000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0000">
                <text:p>7400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000">
                <text:p>750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0000">
                <text:p>760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0000">
                <text:p>77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000">
                <text:p>7800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0000">
                <text:p>79000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000">
                <text:p>80000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0000">
                <text:p>810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0000">
                <text:p>82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0000">
                <text:p>8300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0000">
                <text:p>840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0000">
                <text:p>8500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0000">
                <text:p>860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0000">
                <text:p>87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0000">
                <text:p>880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0000">
                <text:p>890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0000">
                <text:p>90000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0000">
                <text:p>9100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0000">
                <text:p>9200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0000">
                <text:p>9300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0000">
                <text:p>94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0000">
                <text:p>95000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0000">
                <text:p>96000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0000">
                <text:p>97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0000">
                <text:p>98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0000">
                <text:p>9900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00">
                <text:p>1000000</text:p>
              </table:table-cell>
              <table:table-cell office:value-type="float" office:value="736">
                <text:p>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04cm" svg:height="24.667cm" xlink:href=".." xlink:type="simple" chart:class="chart:scatter" chart:style-name="ch1">
        <chart:title svg:x="18.859cm" svg:y="0.629cm" chart:style-name="ch2">
          <text:p>Time Complexity of the IntHashMap.get method</text:p>
        </chart:title>
        <chart:legend chart:legend-position="end" svg:x="44.452cm" svg:y="12.034cm" style:legend-expansion="high" chart:style-name="ch3"/>
        <chart:plot-area chart:style-name="ch4" table:cell-range-address="'HashMap get'.A1:'HashMap get'.A100 'HashMap get'.B4:'HashMap get'.B100" svg:x="1.957cm" svg:y="2.887cm" svg:width="40.603cm" svg:height="20.306cm">
          <chartooo:coordinate-region svg:x="3.134cm" svg:y="3.086cm" svg:width="38.776cm" svg:height="19.46cm"/>
          <chart:axis chart:dimension="x" chart:name="primary-x" chart:style-name="ch5">
            <chart:title svg:x="21.844cm" svg:y="23.686cm" chart:style-name="ch6">
              <text:p>Time</text:p>
            </chart:title>
          </chart:axis>
          <chart:axis chart:dimension="y" chart:name="primary-y" chart:style-name="ch5">
            <chart:title svg:x="0.451cm" svg:y="13.719cm" chart:style-name="ch7">
              <text:p>Size of n</text:p>
            </chart:title>
            <chart:grid chart:style-name="ch8" chart:class="major"/>
          </chart:axis>
          <chart:series chart:style-name="ch9" chart:values-cell-range-address="'HashMap get'.B4:'HashMap get'.B100" chart:class="chart:scatter">
            <chart:domain table:cell-range-address="'HashMap get'.A1:'HashMap get'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HashMap get'.A1:'HashMap get'.A100</svg:desc>
                </draw:g>
              </table:table-cell>
              <table:table-cell office:value-type="float" office:value="16521">
                <text:p>16521</text:p>
                <draw:g>
                  <svg:desc>'HashMap get'.B4:'HashMap get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5118">
                <text:p>15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5664">
                <text:p>15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5727">
                <text:p>15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6078">
                <text:p>16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5039">
                <text:p>15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6470">
                <text:p>164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15406">
                <text:p>15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15728">
                <text:p>15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16284">
                <text:p>16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16073">
                <text:p>16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15960">
                <text:p>1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15388">
                <text:p>15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16792">
                <text:p>16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37733">
                <text:p>37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16124">
                <text:p>16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15442">
                <text:p>15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16190">
                <text:p>161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29374">
                <text:p>29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15648">
                <text:p>15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16461">
                <text:p>16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15455">
                <text:p>15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14370">
                <text:p>14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15519">
                <text:p>15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15327">
                <text:p>15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19211">
                <text:p>19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14935">
                <text:p>14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15152">
                <text:p>15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19523">
                <text:p>19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16494">
                <text:p>16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16093">
                <text:p>16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15450">
                <text:p>15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16572">
                <text:p>16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15215">
                <text:p>15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16202">
                <text:p>16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18485">
                <text:p>18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17090">
                <text:p>170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15322">
                <text:p>15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17060">
                <text:p>17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16467">
                <text:p>16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15987">
                <text:p>15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16033">
                <text:p>16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15843">
                <text:p>15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16472">
                <text:p>164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15768">
                <text:p>15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15349">
                <text:p>15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15926">
                <text:p>15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15849">
                <text:p>15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16167">
                <text:p>16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16349">
                <text:p>16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16891">
                <text:p>16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15404">
                <text:p>15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15816">
                <text:p>15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16215">
                <text:p>16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15608">
                <text:p>1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15989">
                <text:p>15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16040">
                <text:p>16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15953">
                <text:p>15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15891">
                <text:p>15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15650">
                <text:p>156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16043">
                <text:p>16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string"/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TIme complexity of Binary Tree Insertion</text:p>
        </chart:title>
        <chart:plot-area chart:style-name="ch3" table:cell-range-address="'Insertion BST'.A31:'Insertion BST'.B108" svg:x="1.331cm" svg:y="1.635cm" svg:width="14.029cm" svg:height="6.204cm">
          <chartooo:coordinate-region svg:x="2.508cm" svg:y="1.834cm" svg:width="12.202cm" svg:height="5.358cm"/>
          <chart:axis chart:dimension="x" chart:name="primary-x" chart:style-name="ch4">
            <chart:title svg:x="7.666cm" svg:y="8.019cm" chart:style-name="ch5">
              <text:p>Size of n</text:p>
            </chart:title>
          </chart:axis>
          <chart:axis chart:dimension="y" chart:name="primary-y" chart:style-name="ch4">
            <chart:title svg:x="0.451cm" svg:y="5.151cm" chart:style-name="ch6">
              <text:p>Time</text:p>
            </chart:title>
            <chart:grid chart:style-name="ch7" chart:class="major"/>
          </chart:axis>
          <chart:series chart:style-name="ch8" chart:values-cell-range-address="'Insertion BST'.B31:'Insertion BST'.B108" chart:class="chart:scatter">
            <chart:domain table:cell-range-address="'Insertion BST'.A31:'Insertion BST'.A108"/>
            <chart:data-point chart:repeated="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Insertion BST'.A31:'Insertion BST'.A108</svg:desc>
                </draw:g>
              </table:table-cell>
              <table:table-cell office:value-type="float" office:value="13571">
                <text:p>13571</text:p>
                <draw:g>
                  <svg:desc>'Insertion BST'.B31:'Insertion BST'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5512">
                <text:p>55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25cm" svg:height="13.854cm" xlink:href=".." xlink:type="simple" chart:class="chart:scatter" chart:style-name="ch1">
        <chart:title svg:x="8.882cm" svg:y="0.413cm" chart:style-name="ch2">
          <text:p>Time complexity of Binary Search</text:p>
        </chart:title>
        <chart:legend chart:legend-position="end" svg:x="19.683cm" svg:y="6.379cm" style:legend-expansion="high" chart:style-name="ch3"/>
        <chart:plot-area chart:style-name="ch4" table:cell-range-address="'Search BST'.A30:'Search BST'.B104" svg:x="1.503cm" svg:y="2.023cm" svg:width="17.196cm" svg:height="10.573cm">
          <chartooo:coordinate-region svg:x="2.68cm" svg:y="2.222cm" svg:width="15.369cm" svg:height="9.727cm"/>
          <chart:axis chart:dimension="x" chart:name="primary-x" chart:style-name="ch5">
            <chart:title svg:x="9.396cm" svg:y="12.873cm" chart:style-name="ch6">
              <text:p>Size of N</text:p>
            </chart:title>
          </chart:axis>
          <chart:axis chart:dimension="y" chart:name="primary-y" chart:style-name="ch5">
            <chart:title svg:x="0.451cm" svg:y="7.723cm" chart:style-name="ch7">
              <text:p>Time</text:p>
            </chart:title>
            <chart:grid chart:style-name="ch8" chart:class="major"/>
          </chart:axis>
          <chart:series chart:style-name="ch9" chart:values-cell-range-address="'Search BST'.B30:'Search BST'.B104" chart:class="chart:scatter">
            <chart:domain table:cell-range-address="'Search BST'.A30:'Search BST'.A104"/>
            <chart:regression-curve chart:style-name="ch10"/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Search BST'.A30:'Search BST'.A104</svg:desc>
                </draw:g>
              </table:table-cell>
              <table:table-cell office:value-type="float" office:value="63360">
                <text:p>63360</text:p>
                <draw:g>
                  <svg:desc>'Search BST'.B30:'Search BST'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8329">
                <text:p>3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3602">
                <text:p>1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3051">
                <text:p>13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2410">
                <text:p>124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2451">
                <text:p>1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2834">
                <text:p>12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2565">
                <text:p>12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3055">
                <text:p>13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2669">
                <text:p>12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2554">
                <text:p>12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12780">
                <text:p>1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12330">
                <text:p>123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13321">
                <text:p>13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2794">
                <text:p>12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2767">
                <text:p>12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2887">
                <text:p>12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3190">
                <text:p>131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12598">
                <text:p>12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12456">
                <text:p>12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12570">
                <text:p>125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12596">
                <text:p>12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2324">
                <text:p>12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2762">
                <text:p>12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2463">
                <text:p>12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2896">
                <text:p>12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2942">
                <text:p>12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2932">
                <text:p>12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2935">
                <text:p>12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12716">
                <text:p>12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2484">
                <text:p>12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12399">
                <text:p>12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12767">
                <text:p>12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12548">
                <text:p>12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12396">
                <text:p>12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12244">
                <text:p>12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12888">
                <text:p>12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12953">
                <text:p>12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12434">
                <text:p>12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12956">
                <text:p>12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12810">
                <text:p>128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12601">
                <text:p>12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12860">
                <text:p>12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12614">
                <text:p>12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12387">
                <text:p>12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13007">
                <text:p>13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14053">
                <text:p>1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13436">
                <text:p>13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12759">
                <text:p>12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13484">
                <text:p>134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13388">
                <text:p>13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12989">
                <text:p>12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13608">
                <text:p>136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